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standard">
      <style:graphic-properties draw:fill="solid" draw:fill-color="#9966cc" draw:textarea-horizontal-align="center" draw:textarea-vertical-align="middle"/>
    </style:style>
    <style:style style:name="gr3" style:family="graphic" style:parent-style-name="standard">
      <style:graphic-properties draw:fill="solid" draw:fill-color="#ff8080"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dash" draw:stroke-dash="Fine_20_Dashed" svg:stroke-color="#0047ff" draw:marker-end="Arrow" draw:marker-end-width="0.3cm" draw:textarea-horizontal-align="center" draw:textarea-vertical-align="middle"/>
    </style:style>
    <style:style style:name="gr7" style:family="graphic" style:parent-style-name="standard">
      <style:graphic-properties draw:stroke="dash" draw:stroke-dash="Fine_20_Dashed" svg:stroke-color="#800080" draw:marker-end="Arrow" draw:marker-end-width="0.3cm" draw:textarea-horizontal-align="center" draw:textarea-vertical-align="middle"/>
    </style:style>
    <style:style style:name="gr8" style:family="graphic" style:parent-style-name="standard">
      <style:graphic-properties draw:stroke="solid" draw:stroke-dash="Fine_20_Dashed" draw:marker-end="Arrow" draw:marker-end-width="0.3cm" draw:textarea-horizontal-align="center" draw:textarea-vertical-align="middl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e6e64c" draw:textarea-horizontal-align="center" draw:textarea-vertical-align="middle"/>
    </style:style>
    <style:style style:name="gr11" style:family="graphic" style:parent-style-name="standard">
      <style:graphic-properties draw:stroke="dash" draw:stroke-dash="Fine_20_Dashed" svg:stroke-color="#666600" draw:marker-end="Arrow" draw:marker-end-width="0.3cm" draw:textarea-horizontal-align="center" draw:textarea-vertical-align="middle"/>
    </style:style>
    <style:style style:name="gr12" style:family="graphic" style:parent-style-name="standard">
      <style:graphic-properties draw:fill="solid" draw:fill-color="#99ccff" draw:textarea-horizontal-align="center" draw:textarea-vertical-align="middle"/>
    </style:style>
    <style:style style:name="gr13" style:family="graphic" style:parent-style-name="standard">
      <style:graphic-properties draw:stroke="none" draw:fill="gradient" draw:fill-gradient-name="Nuage" draw:textarea-vertical-align="middle" draw:auto-grow-height="false" fo:min-height="0.749cm" fo:min-width="0.499cm" draw:shadow="visible" draw:shadow-offset-x="0.1cm" draw:shadow-offset-y="0.1cm"/>
    </style:style>
    <style:style style:name="gr14" style:family="graphic" style:parent-style-name="standard">
      <style:graphic-properties draw:stroke="dash" draw:stroke-dash="Fine_20_Dashed" svg:stroke-width="0.1cm" svg:stroke-color="#aecf00" draw:marker-start-width="0.35cm" draw:marker-end="Arrow" draw:marker-end-width="0.45cm" draw:textarea-horizontal-align="center" draw:textarea-vertical-align="middle" fo:padding-top="0.175cm" fo:padding-bottom="0.175cm" fo:padding-left="0.3cm" fo:padding-right="0.3cm"/>
    </style:style>
    <style:style style:name="gr15" style:family="graphic" style:parent-style-name="standard">
      <style:graphic-properties draw:stroke="dash" draw:stroke-dash="Fine_20_Dashed" svg:stroke-width="0.1cm" svg:stroke-color="#ffd320" draw:marker-start-width="0.35cm" draw:marker-end="Arrow" draw:marker-end-width="0.45cm" draw:textarea-horizontal-align="center" draw:textarea-vertical-align="middle" fo:padding-top="0.175cm" fo:padding-bottom="0.175cm" fo:padding-left="0.3cm" fo:padding-right="0.3cm"/>
    </style:style>
    <style:style style:name="gr16" style:family="graphic" style:parent-style-name="standard">
      <style:graphic-properties draw:stroke="solid" draw:stroke-dash="Fine_20_Dashed" svg:stroke-width="0.1cm" svg:stroke-color="#ffd320" draw:marker-start-width="0.35cm" draw:marker-end="Arrow" draw:marker-end-width="0.45cm" draw:textarea-horizontal-align="center" draw:textarea-vertical-align="middle" fo:padding-top="0.175cm" fo:padding-bottom="0.175cm" fo:padding-left="0.3cm" fo:padding-right="0.3cm"/>
    </style:style>
    <style:style style:name="gr17" style:family="graphic" style:parent-style-name="standard">
      <style:graphic-properties draw:stroke="dash" draw:stroke-dash="Fine_20_Dashed" svg:stroke-width="0.1cm" svg:stroke-color="#9966cc" draw:marker-start-width="0.35cm" draw:marker-end="Arrow" draw:marker-end-width="0.45cm" draw:textarea-horizontal-align="center" draw:textarea-vertical-align="middle" fo:padding-top="0.175cm" fo:padding-bottom="0.175cm" fo:padding-left="0.3cm" fo:padding-right="0.3cm"/>
    </style:style>
    <style:style style:name="gr18" style:family="graphic" style:parent-style-name="standard">
      <style:graphic-properties draw:stroke="solid" draw:stroke-dash="Fine_20_Dashed" svg:stroke-width="0.1cm" svg:stroke-color="#0066cc" draw:marker-start-width="0.35cm" draw:marker-end="Arrow" draw:marker-end-width="0.45cm" draw:textarea-horizontal-align="center" draw:textarea-vertical-align="middle" fo:padding-top="0.175cm" fo:padding-bottom="0.175cm" fo:padding-left="0.3cm" fo:padding-right="0.3cm"/>
    </style:style>
    <style:style style:name="gr19" style:family="graphic" style:parent-style-name="standard">
      <style:graphic-properties draw:stroke="solid" draw:stroke-dash="Fine_20_Dashed" svg:stroke-width="0.1cm" svg:stroke-color="#aecf00" draw:marker-start-width="0.35cm" draw:marker-end="Arrow" draw:marker-end-width="0.45cm" draw:textarea-horizontal-align="center" draw:textarea-vertical-align="middle" fo:padding-top="0.175cm" fo:padding-bottom="0.175cm" fo:padding-left="0.3cm" fo:padding-right="0.3cm"/>
    </style:style>
    <style:style style:name="gr20" style:family="graphic" style:parent-style-name="standard">
      <style:graphic-properties draw:stroke="dash" draw:stroke-dash="Fine_20_Dashed" svg:stroke-width="0.1cm" svg:stroke-color="#0066cc" draw:marker-start-width="0.35cm" draw:marker-end-width="0.35cm" draw:fill="solid" draw:fill-color="#0066cc" draw:textarea-horizontal-align="center" draw:textarea-vertical-align="middle" fo:padding-top="0.175cm" fo:padding-bottom="0.175cm" fo:padding-left="0.3cm" fo:padding-right="0.3cm"/>
    </style:style>
    <style:style style:name="gr21" style:family="graphic" style:parent-style-name="standard">
      <style:graphic-properties draw:stroke="solid" draw:stroke-dash="Fine_20_Dashed" svg:stroke-width="0.1cm" svg:stroke-color="#9966cc" draw:marker-start-width="0.35cm" draw:marker-end="Arrow" draw:marker-end-width="0.45cm" draw:textarea-horizontal-align="center" draw:textarea-vertical-align="middle" fo:padding-top="0.175cm" fo:padding-bottom="0.175cm" fo:padding-left="0.3cm" fo:padding-right="0.3cm"/>
    </style:style>
    <style:style style:name="gr22" style:family="graphic" style:parent-style-name="standard">
      <style:graphic-properties draw:stroke="none" draw:fill="solid" draw:fill-color="#ff8080" draw:textarea-horizontal-align="justify" draw:textarea-vertical-align="middle" draw:auto-grow-height="false"/>
    </style:style>
    <style:style style:name="gr23" style:family="graphic" style:parent-style-name="standard">
      <style:graphic-properties draw:stroke="none" draw:fill="solid" draw:fill-color="#ffd320" draw:textarea-horizontal-align="justify" draw:textarea-vertical-align="middle" draw:auto-grow-height="false"/>
    </style:style>
    <style:style style:name="gr24" style:family="graphic" style:parent-style-name="standard">
      <style:graphic-properties draw:stroke="none" draw:fill="solid" draw:fill-color="#ffd320" draw:opacity="50%" draw:textarea-horizontal-align="justify" draw:textarea-vertical-align="middle" draw:auto-grow-height="false" draw:shadow-opacity="50%"/>
    </style:style>
    <style:style style:name="gr25" style:family="graphic" style:parent-style-name="standard">
      <style:graphic-properties draw:stroke="none" draw:fill="solid" draw:fill-color="#ffd320" draw:opacity="70%" draw:textarea-horizontal-align="justify" draw:textarea-vertical-align="middle" draw:auto-grow-height="false" draw:shadow-opacity="70%"/>
    </style:style>
    <style:style style:name="gr26" style:family="graphic" style:parent-style-name="standard">
      <style:graphic-properties draw:stroke="none" draw:fill="solid" draw:fill-color="#aecf00" draw:textarea-horizontal-align="justify" draw:textarea-vertical-align="middle" draw:auto-grow-height="false"/>
    </style:style>
    <style:style style:name="gr27" style:family="graphic" style:parent-style-name="standard">
      <style:graphic-properties draw:stroke="none" draw:fill="solid" draw:fill-color="#aecf00" draw:opacity="50%" draw:textarea-horizontal-align="justify" draw:textarea-vertical-align="middle" draw:auto-grow-height="false" draw:shadow-opacity="50%"/>
    </style:style>
    <style:style style:name="gr28" style:family="graphic" style:parent-style-name="standard">
      <style:graphic-properties draw:stroke="none" draw:fill="solid" draw:fill-color="#aecf00" draw:opacity="70%" draw:textarea-horizontal-align="justify" draw:textarea-vertical-align="middle" draw:auto-grow-height="false" draw:shadow-opacity="70%"/>
    </style:style>
    <style:style style:name="gr29" style:family="graphic" style:parent-style-name="standard">
      <style:graphic-properties draw:stroke="none" draw:fill="solid" draw:fill-color="#9966cc"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paragraph-properties fo:text-align="center"/>
      <style:text-properties fo:font-size="14pt" style:font-size-asian="14pt" style:font-size-complex="14pt"/>
    </style:style>
    <style:style style:name="P6" style:family="paragraph">
      <style:text-properties fo:font-family="'Daniel Black'" style:font-pitch="variable" fo:font-size="12pt" style:font-size-asian="12pt" style:font-size-complex="12pt"/>
    </style:style>
    <style:style style:name="P7" style:family="paragraph">
      <style:text-properties fo:font-family="'Daniel Black'" style:font-pitch="variable" fo:font-size="12pt"/>
    </style:style>
    <style:style style:name="P8" style:family="paragraph">
      <style:paragraph-properties fo:text-align="center"/>
      <style:text-properties fo:font-family="'Daniel Black'" style:font-pitch="variable" fo:font-size="14pt" style:font-size-asian="14pt" style:font-size-complex="14pt"/>
    </style:style>
    <style:style style:name="P9" style:family="paragraph">
      <style:text-properties fo:font-family="'Daniel Black'" style:font-pitch="variable" fo:font-size="10pt" style:font-size-asian="10pt" style:font-size-complex="10pt"/>
    </style:style>
    <style:style style:name="P10" style:family="paragraph">
      <style:paragraph-properties fo:text-align="center"/>
      <style:text-properties fo:color="#ffffff" fo:font-family="'Daniel Black'" style:font-pitch="variable" fo:font-size="12pt" style:font-size-asian="12pt" style:font-size-complex="12pt"/>
    </style:style>
    <style:style style:name="P11" style:family="paragraph">
      <style:paragraph-properties fo:text-align="center"/>
      <style:text-properties fo:font-family="'Daniel Black'" style:font-pitch="variable"/>
    </style:style>
    <style:style style:name="P12" style:family="paragraph">
      <style:paragraph-properties fo:text-align="center"/>
      <style:text-properties fo:font-family="'Daniel Black'" style:font-pitch="variable" fo:font-size="12pt" style:font-size-asian="12pt" style:font-size-complex="12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family="'Daniel Black'" style:font-pitch="variable" fo:font-size="12pt" style:font-size-asian="12pt" style:font-size-complex="12pt"/>
    </style:style>
    <style:style style:name="T6" style:family="text">
      <style:text-properties fo:font-family="'Daniel Black'" style:font-pitch="variable" fo:font-size="14pt" style:font-size-asian="14pt" style:font-size-complex="14pt"/>
    </style:style>
    <style:style style:name="T7" style:family="text">
      <style:text-properties fo:font-family="'Daniel Black'" style:font-pitch="variable" fo:font-size="10pt" style:font-size-asian="10pt" style:font-size-complex="10pt"/>
    </style:style>
    <style:style style:name="T8" style:family="text">
      <style:text-properties fo:font-family="'Daniel Black'" style:font-pitch="variable" fo:font-size="10pt" fo:font-weight="bold" style:font-size-asian="10pt" style:font-weight-asian="bold" style:font-size-complex="10pt" style:font-weight-complex="bold"/>
    </style:style>
    <style:style style:name="T9" style:family="text">
      <style:text-properties fo:color="#ffffff" fo:font-family="'Daniel Black'" style:font-pitch="variable" fo:font-size="12pt" style:font-size-asian="12pt" style:font-size-complex="12pt"/>
    </style:style>
    <style:style style:name="T10" style:family="text">
      <style:text-properties fo:font-family="'Daniel Black'"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5cm" svg:height="1cm" svg:x="8.5cm" svg:y="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1" draw:layer="layout" svg:width="1.5cm" svg:height="1cm" svg:x="8cm" svg:y="16.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1" draw:layer="layout" svg:width="1.5cm" svg:height="1cm" svg:x="9.5cm" svg:y="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2" draw:text-style-name="P1" draw:layer="layout" svg:width="2.5cm" svg:height="2cm" svg:x="20.5cm" svg:y="3cm">
          <text:p text:style-name="P1">Worker</text:p>
        </draw:rect>
        <draw:rect draw:style-name="gr3" draw:text-style-name="P1" draw:layer="layout" svg:width="6cm" svg:height="16cm" svg:x="1.5cm" svg:y="2.5cm">
          <text:p text:style-name="P1">Scheduler n</text:p>
        </draw:rect>
        <draw:rect draw:style-name="gr2" draw:text-style-name="P1" draw:layer="layout" svg:width="4.5cm" svg:height="1.5cm" svg:x="13cm" svg:y="2cm">
          <text:p text:style-name="P1">Reactionner</text:p>
        </draw:rect>
        <draw:rect draw:style-name="gr4" draw:text-style-name="P2" draw:layer="layout" svg:width="4.5cm" svg:height="1.5cm" svg:x="13cm" svg:y="8cm">
          <text:p text:style-name="P1"><text:span text:style-name="T1">Poller</text:span></text:p>
        </draw:rect>
        <draw:frame draw:style-name="gr5" draw:layer="layout" svg:width="7.457cm" svg:height="1.673cm" svg:x="11cm" svg:y="4.5cm">
          <draw:text-box>
            <text:p>(Py)Queue :</text:p>
            <text:p>[notif1, notif2, event1, ...]</text:p>
          </draw:text-box>
        </draw:frame>
        <draw:line draw:style-name="gr6" draw:text-style-name="P1" draw:layer="layout" svg:x1="13cm" svg:y1="9cm" svg:x2="7.5cm" svg:y2="9cm">
          <text:p/>
        </draw:line>
        <draw:line draw:style-name="gr7" draw:text-style-name="P1" draw:layer="layout" svg:x1="13cm" svg:y1="3cm" svg:x2="7.5cm" svg:y2="4cm">
          <text:p/>
        </draw:line>
        <draw:line draw:style-name="gr8" draw:text-style-name="P1" draw:layer="layout" svg:x1="23cm" svg:y1="4.5cm" svg:x2="25cm" svg:y2="4cm">
          <text:p/>
        </draw:line>
        <draw:frame draw:style-name="gr5" draw:text-style-name="P3" draw:layer="layout" svg:width="2.699cm" svg:height="2.621cm" svg:x="25cm" svg:y="3cm">
          <draw:text-box>
            <text:p><text:span text:style-name="T1">Send mail, </text:span></text:p>
            <text:p><text:span text:style-name="T1">fill RSS, </text:span></text:p>
            <text:p><text:span text:style-name="T1">raise event </text:span></text:p>
            <text:p><text:span text:style-name="T1">handler,</text:span></text:p>
            <text:p><text:span text:style-name="T1">etc</text:span></text:p>
          </draw:text-box>
        </draw:frame>
        <draw:custom-shape draw:style-name="gr9" draw:text-style-name="P1" draw:layer="layout" svg:width="1.5cm" svg:height="1.5cm" svg:x="26cm" svg:y="16cm">
          <text:p text:style-name="P1">merlin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0" draw:text-style-name="P1" draw:layer="layout" svg:width="4.5cm" svg:height="1.5cm" svg:x="13cm" svg:y="16cm">
          <text:p text:style-name="P1">Broker</text:p>
        </draw:rect>
        <draw:line draw:style-name="gr11" draw:text-style-name="P1" draw:layer="layout" svg:x1="13cm" svg:y1="17cm" svg:x2="7.5cm" svg:y2="17cm">
          <text:p/>
        </draw:line>
        <draw:frame draw:style-name="gr5" draw:layer="layout" svg:width="5.044cm" svg:height="0.962cm" svg:x="23.5cm" svg:y="18.037cm">
          <draw:text-box>
            <text:p>service-perfdata</text:p>
          </draw:text-box>
        </draw:frame>
        <draw:line draw:style-name="gr8" draw:text-style-name="P1" draw:layer="layout" svg:x1="22cm" svg:y1="16.5cm" svg:x2="25.5cm" svg:y2="16.5cm">
          <text:p/>
        </draw:line>
        <draw:line draw:style-name="gr8" draw:text-style-name="P1" draw:layer="layout" svg:x1="22cm" svg:y1="18cm" svg:x2="23.5cm" svg:y2="18.5cm">
          <text:p/>
        </draw:line>
        <draw:rect draw:style-name="gr2" draw:text-style-name="P1" draw:layer="layout" svg:width="2.5cm" svg:height="2cm" svg:x="20cm" svg:y="3.5cm">
          <text:p text:style-name="P1">Worker</text:p>
        </draw:rect>
        <draw:rect draw:style-name="gr2" draw:text-style-name="P1" draw:layer="layout" svg:width="2.5cm" svg:height="2cm" svg:x="19.5cm" svg:y="4cm">
          <text:p text:style-name="P1">Worker</text:p>
        </draw:rect>
        <draw:line draw:style-name="gr8" draw:text-style-name="P1" draw:layer="layout" svg:x1="15cm" svg:y1="3.5cm" svg:x2="15cm" svg:y2="5cm">
          <text:p/>
        </draw:line>
        <draw:frame draw:style-name="gr5" draw:text-style-name="P4" draw:layer="layout" svg:width="1.192cm" svg:height="0.806cm" svg:x="15.308cm" svg:y="3.694cm">
          <draw:text-box>
            <text:p><text:span text:style-name="T2">put</text:span></text:p>
          </draw:text-box>
        </draw:frame>
        <draw:line draw:style-name="gr8" draw:text-style-name="P1" draw:layer="layout" svg:x1="19.5cm" svg:y1="5cm" svg:x2="18cm" svg:y2="5cm">
          <text:p/>
        </draw:line>
        <draw:frame draw:style-name="gr5" draw:text-style-name="P4" draw:layer="layout" svg:width="1.192cm" svg:height="0.806cm" svg:x="18cm" svg:y="4cm">
          <draw:text-box>
            <text:p><text:span text:style-name="T2">get</text:span></text:p>
          </draw:text-box>
        </draw:frame>
        <draw:line draw:style-name="gr8" draw:text-style-name="P1" draw:layer="layout" svg:x1="19.5cm" svg:y1="5.5cm" svg:x2="18cm" svg:y2="5.5cm">
          <text:p/>
        </draw:line>
        <draw:frame draw:style-name="gr5" draw:text-style-name="P4" draw:layer="layout" svg:width="2.602cm" svg:height="0.806cm" svg:x="18cm" svg:y="6.194cm">
          <draw:text-box>
            <text:p><text:span text:style-name="T2">Put result</text:span></text:p>
          </draw:text-box>
        </draw:frame>
        <draw:frame draw:style-name="gr5" draw:text-style-name="P4" draw:layer="layout" svg:width="2.852cm" svg:height="0.806cm" svg:x="10cm" svg:y="3.5cm">
          <draw:text-box>
            <text:p><text:span text:style-name="T2">Put results</text:span></text:p>
          </draw:text-box>
        </draw:frame>
        <draw:rect draw:style-name="gr12" draw:text-style-name="P1" draw:layer="layout" svg:width="2.5cm" svg:height="2cm" svg:x="20.5cm" svg:y="9cm">
          <text:p text:style-name="P1">Worker</text:p>
        </draw:rect>
        <draw:frame draw:style-name="gr5" draw:layer="layout" svg:width="4.778cm" svg:height="1.673cm" svg:x="13cm" svg:y="10.825cm">
          <draw:text-box>
            <text:p>(Py)Queue :</text:p>
            <text:p>[chk1, chk2, ...]</text:p>
          </draw:text-box>
        </draw:frame>
        <draw:line draw:style-name="gr8" draw:text-style-name="P1" draw:layer="layout" svg:x1="23cm" svg:y1="10cm" svg:x2="24cm" svg:y2="9.5cm">
          <text:p/>
        </draw:line>
        <draw:rect draw:style-name="gr12" draw:text-style-name="P1" draw:layer="layout" svg:width="2.5cm" svg:height="2cm" svg:x="20cm" svg:y="9.5cm">
          <text:p text:style-name="P1">Worker</text:p>
        </draw:rect>
        <draw:rect draw:style-name="gr12" draw:text-style-name="P1" draw:layer="layout" svg:width="2.5cm" svg:height="2cm" svg:x="19.5cm" svg:y="10cm">
          <text:p text:style-name="P1">Worker</text:p>
        </draw:rect>
        <draw:line draw:style-name="gr8" draw:text-style-name="P1" draw:layer="layout" svg:x1="15cm" svg:y1="9.5cm" svg:x2="15cm" svg:y2="11cm">
          <text:p/>
        </draw:line>
        <draw:frame draw:style-name="gr5" draw:text-style-name="P4" draw:layer="layout" svg:width="1.937cm" svg:height="0.806cm" svg:x="15.308cm" svg:y="9.694cm">
          <draw:text-box>
            <text:p><text:span text:style-name="T3">(2)</text:span><text:span text:style-name="T2"> put</text:span></text:p>
          </draw:text-box>
        </draw:frame>
        <draw:line draw:style-name="gr8" draw:text-style-name="P1" draw:layer="layout" svg:x1="19.5cm" svg:y1="11cm" svg:x2="18cm" svg:y2="11cm">
          <text:p/>
        </draw:line>
        <draw:frame draw:style-name="gr5" draw:text-style-name="P4" draw:layer="layout" svg:width="1.937cm" svg:height="0.806cm" svg:x="18cm" svg:y="10cm">
          <draw:text-box>
            <text:p><text:span text:style-name="T3">(3)</text:span><text:span text:style-name="T2"> get</text:span></text:p>
          </draw:text-box>
        </draw:frame>
        <draw:line draw:style-name="gr8" draw:text-style-name="P1" draw:layer="layout" svg:x1="19.5cm" svg:y1="11.5cm" svg:x2="18cm" svg:y2="11.5cm">
          <text:p/>
        </draw:line>
        <draw:frame draw:style-name="gr5" draw:text-style-name="P4" draw:layer="layout" svg:width="3.346cm" svg:height="0.806cm" svg:x="18cm" svg:y="12.194cm">
          <draw:text-box>
            <text:p><text:span text:style-name="T3">(5)</text:span><text:span text:style-name="T2"> Put result</text:span></text:p>
          </draw:text-box>
        </draw:frame>
        <draw:line draw:style-name="gr8" draw:text-style-name="P1" draw:layer="layout" svg:x1="22.5cm" svg:y1="5cm" svg:x2="25cm" svg:y2="4.5cm">
          <text:p/>
        </draw:line>
        <draw:line draw:style-name="gr8" draw:text-style-name="P1" draw:layer="layout" svg:x1="22cm" svg:y1="5.5cm" svg:x2="25cm" svg:y2="5cm">
          <text:p/>
        </draw:line>
        <draw:frame draw:style-name="gr5" draw:text-style-name="P3" draw:layer="layout" svg:width="5.146cm" svg:height="0.725cm" svg:x="24cm" svg:y="9.5cm">
          <draw:text-box>
            <text:p><text:span text:style-name="T4">(4)</text:span><text:span text:style-name="T1"> check_ping -H server</text:span></text:p>
          </draw:text-box>
        </draw:frame>
        <draw:line draw:style-name="gr8" draw:text-style-name="P1" draw:layer="layout" svg:x1="22.5cm" svg:y1="10.5cm" svg:x2="24cm" svg:y2="10cm">
          <text:p/>
        </draw:line>
        <draw:line draw:style-name="gr8" draw:text-style-name="P1" draw:layer="layout" svg:x1="22cm" svg:y1="11.5cm" svg:x2="24cm" svg:y2="10.5cm">
          <text:p/>
        </draw:line>
        <draw:frame draw:style-name="gr5" draw:text-style-name="P4" draw:layer="layout" svg:width="5.959cm" svg:height="0.806cm" svg:x="1.55cm" svg:y="3.5cm">
          <draw:text-box>
            <text:p><text:span text:style-name="T2">[notif1, notif2, event1, ...]</text:span></text:p>
          </draw:text-box>
        </draw:frame>
        <draw:frame draw:style-name="gr5" draw:text-style-name="P4" draw:layer="layout" svg:width="5.188cm" svg:height="0.806cm" svg:x="1.812cm" svg:y="9cm">
          <draw:text-box>
            <text:p><text:span text:style-name="T2">[chk1, chk2, chk3, ...]</text:span></text:p>
          </draw:text-box>
        </draw:frame>
        <draw:frame draw:style-name="gr5" draw:text-style-name="P4" draw:layer="layout" svg:width="5.76cm" svg:height="0.806cm" svg:x="1.74cm" svg:y="16.5cm">
          <draw:text-box>
            <text:p><text:span text:style-name="T2">[brok1, brok2, brok3, ...]</text:span></text:p>
          </draw:text-box>
        </draw:frame>
        <draw:line draw:style-name="gr7" draw:text-style-name="P1" draw:layer="layout" svg:x1="13cm" svg:y1="2.5cm" svg:x2="7.5cm" svg:y2="3.5cm">
          <text:p/>
        </draw:line>
        <draw:frame draw:style-name="gr5" draw:text-style-name="P4" draw:layer="layout" svg:width="3.736cm" svg:height="0.806cm" svg:x="8.148cm" svg:y="2cm">
          <draw:text-box>
            <text:p><text:span text:style-name="T2">Get work to do</text:span></text:p>
          </draw:text-box>
        </draw:frame>
        <draw:frame draw:style-name="gr5" draw:text-style-name="P4" draw:layer="layout" svg:width="4.481cm" svg:height="0.806cm" svg:x="8cm" svg:y="8.194cm">
          <draw:text-box>
            <text:p><text:span text:style-name="T3">(1)</text:span><text:span text:style-name="T2"> Get work to do</text:span></text:p>
          </draw:text-box>
        </draw:frame>
        <draw:frame draw:style-name="gr5" draw:text-style-name="P4" draw:layer="layout" svg:width="3.736cm" svg:height="0.806cm" svg:x="9cm" svg:y="16cm">
          <draw:text-box>
            <text:p><text:span text:style-name="T2">Get work to do</text:span></text:p>
          </draw:text-box>
        </draw:frame>
        <draw:line draw:style-name="gr6" draw:text-style-name="P1" draw:layer="layout" svg:x1="13cm" svg:y1="9.5cm" svg:x2="7.5cm" svg:y2="9.5cm">
          <text:p/>
        </draw:line>
        <draw:frame draw:style-name="gr5" draw:text-style-name="P4" draw:layer="layout" svg:width="3.596cm" svg:height="0.806cm" svg:x="9cm" svg:y="9.694cm">
          <draw:text-box>
            <text:p><text:span text:style-name="T3">(6)</text:span><text:span text:style-name="T2"> Put results</text:span></text:p>
          </draw:text-box>
        </draw:frame>
        <draw:rect draw:style-name="gr10" draw:text-style-name="P5" draw:layer="layout" svg:width="3.5cm" svg:height="1cm" svg:x="18.5cm" svg:y="16cm">
          <text:p text:style-name="P1"><text:span text:style-name="T2">Plugin merlin</text:span></text:p>
        </draw:rect>
        <draw:rect draw:style-name="gr10" draw:text-style-name="P5" draw:layer="layout" svg:width="3.5cm" svg:height="1cm" svg:x="18.5cm" svg:y="17.5cm">
          <text:p text:style-name="P1"><text:span text:style-name="T2">Plugin perfdata</text:span></text:p>
        </draw:rect>
        <draw:line draw:style-name="gr8" draw:text-style-name="P1" draw:layer="layout" svg:x1="17.5cm" svg:y1="16.5cm" svg:x2="18.5cm" svg:y2="16.5cm">
          <text:p/>
        </draw:line>
        <draw:line draw:style-name="gr8" draw:text-style-name="P1" draw:layer="layout" svg:x1="17.5cm" svg:y1="16.5cm" svg:x2="18.5cm" svg:y2="17.5cm">
          <text:p/>
        </draw:line>
      </draw:page>
      <draw:page draw:name="page2" draw:style-name="dp1" draw:master-page-name="Standard">
        <draw:custom-shape draw:style-name="gr13" draw:text-style-name="P1" draw:layer="layout" svg:width="1.5cm" svg:height="1cm" svg:x="8.5cm" svg:y="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1" draw:layer="layout" svg:width="1.5cm" svg:height="1cm" svg:x="8.6cm" svg:y="16.2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1" draw:layer="layout" svg:width="1.5cm" svg:height="1cm" svg:x="9.5cm" svg:y="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5" draw:text-style-name="P6" draw:layer="layout" svg:width="6.67cm" svg:height="1.497cm" svg:x="11cm" svg:y="4.5cm">
          <draw:text-box>
            <text:p text:style-name="P6"><text:span text:style-name="T5">(Py)Queue :</text:span></text:p>
            <text:p text:style-name="P6"><text:span text:style-name="T5">[notif1, notif2, event1, ...]</text:span></text:p>
          </draw:text-box>
        </draw:frame>
        <draw:line draw:style-name="gr14" draw:text-style-name="P1" draw:layer="layout" svg:x1="13cm" svg:y1="9cm" svg:x2="7.5cm" svg:y2="9cm">
          <text:p/>
        </draw:line>
        <draw:line draw:style-name="gr15" draw:text-style-name="P1" draw:layer="layout" svg:x1="13cm" svg:y1="3cm" svg:x2="7.5cm" svg:y2="4cm">
          <text:p/>
        </draw:line>
        <draw:line draw:style-name="gr16" draw:text-style-name="P1" draw:layer="layout" svg:x1="23cm" svg:y1="4.5cm" svg:x2="25cm" svg:y2="4cm">
          <text:p/>
        </draw:line>
        <draw:frame draw:style-name="gr5" draw:text-style-name="P6" draw:layer="layout" svg:width="3.427cm" svg:height="3.366cm" svg:x="25cm" svg:y="3cm">
          <draw:text-box>
            <text:p text:style-name="P7"><text:span text:style-name="T5">Send mail, </text:span></text:p>
            <text:p text:style-name="P7"><text:span text:style-name="T5">fill RSS, </text:span></text:p>
            <text:p text:style-name="P7"><text:span text:style-name="T5">raise event </text:span></text:p>
            <text:p text:style-name="P7"><text:span text:style-name="T5">handler,</text:span></text:p>
            <text:p text:style-name="P7"><text:span text:style-name="T5">etc</text:span></text:p>
          </draw:text-box>
        </draw:frame>
        <draw:custom-shape draw:style-name="gr9" draw:text-style-name="P8" draw:layer="layout" svg:width="2.7cm" svg:height="2.5cm" svg:x="25.8cm" svg:y="15cm">
          <text:p text:style-name="P8"><text:span text:style-name="T6">merlin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7" draw:text-style-name="P1" draw:layer="layout" svg:x1="13cm" svg:y1="16.7cm" svg:x2="7.5cm" svg:y2="16.7cm">
          <text:p/>
        </draw:line>
        <draw:frame draw:style-name="gr5" draw:text-style-name="P6" draw:layer="layout" svg:width="4.757cm" svg:height="0.874cm" svg:x="24.4cm" svg:y="19.038cm">
          <draw:text-box>
            <text:p text:style-name="P6"><text:span text:style-name="T5">service-perfdata</text:span></text:p>
          </draw:text-box>
        </draw:frame>
        <draw:line draw:style-name="gr18" draw:text-style-name="P1" draw:layer="layout" svg:x1="22cm" svg:y1="16.5cm" svg:x2="25.5cm" svg:y2="16.5cm">
          <text:p/>
        </draw:line>
        <draw:line draw:style-name="gr18" draw:text-style-name="P1" draw:layer="layout" svg:x1="23.5cm" svg:y1="18cm" svg:x2="25.5cm" svg:y2="19cm">
          <text:p/>
        </draw:line>
        <draw:line draw:style-name="gr16" draw:text-style-name="P1" draw:layer="layout" svg:x1="15cm" svg:y1="3.5cm" svg:x2="15cm" svg:y2="5cm">
          <text:p/>
        </draw:line>
        <draw:frame draw:style-name="gr5" draw:text-style-name="P6" draw:layer="layout" svg:width="1.416cm" svg:height="0.874cm" svg:x="15.308cm" svg:y="3.694cm">
          <draw:text-box>
            <text:p text:style-name="P6"><text:span text:style-name="T5">put</text:span></text:p>
          </draw:text-box>
        </draw:frame>
        <draw:line draw:style-name="gr16" draw:text-style-name="P1" draw:layer="layout" svg:x1="19.5cm" svg:y1="5cm" svg:x2="18cm" svg:y2="5cm">
          <text:p/>
        </draw:line>
        <draw:frame draw:style-name="gr5" draw:text-style-name="P6" draw:layer="layout" svg:width="1.361cm" svg:height="0.874cm" svg:x="18cm" svg:y="4cm">
          <draw:text-box>
            <text:p text:style-name="P6"><text:span text:style-name="T5">get</text:span></text:p>
          </draw:text-box>
        </draw:frame>
        <draw:line draw:style-name="gr16" draw:text-style-name="P1" draw:layer="layout" svg:x1="19.5cm" svg:y1="5.5cm" svg:x2="18cm" svg:y2="5.5cm">
          <text:p/>
        </draw:line>
        <draw:frame draw:style-name="gr5" draw:text-style-name="P6" draw:layer="layout" svg:width="3.135cm" svg:height="0.874cm" svg:x="18cm" svg:y="6.194cm">
          <draw:text-box>
            <text:p text:style-name="P6"><text:span text:style-name="T5">Put result</text:span></text:p>
          </draw:text-box>
        </draw:frame>
        <draw:frame draw:style-name="gr5" draw:text-style-name="P9" draw:layer="layout" svg:width="2.864cm" svg:height="0.768cm" svg:x="10cm" svg:y="3.5cm">
          <draw:text-box>
            <text:p text:style-name="P9"><text:span text:style-name="T7">Put results</text:span></text:p>
          </draw:text-box>
        </draw:frame>
        <draw:frame draw:style-name="gr5" draw:text-style-name="P6" draw:layer="layout" svg:width="4.079cm" svg:height="1.497cm" svg:x="13cm" svg:y="11.525cm">
          <draw:text-box>
            <text:p text:style-name="P6"><text:span text:style-name="T5">(Py)Queue :</text:span></text:p>
            <text:p text:style-name="P6"><text:span text:style-name="T5">[chk1, chk2, ...]</text:span></text:p>
          </draw:text-box>
        </draw:frame>
        <draw:line draw:style-name="gr19" draw:text-style-name="P1" draw:layer="layout" svg:x1="23cm" svg:y1="10cm" svg:x2="24cm" svg:y2="9.5cm">
          <text:p/>
        </draw:line>
        <draw:line draw:style-name="gr19" draw:text-style-name="P1" draw:layer="layout" svg:x1="15cm" svg:y1="9.9cm" svg:x2="15cm" svg:y2="11.4cm">
          <text:p/>
        </draw:line>
        <draw:frame draw:style-name="gr5" draw:text-style-name="P9" draw:layer="layout" svg:width="2.136cm" svg:height="0.768cm" svg:x="15.208cm" svg:y="10.194cm">
          <draw:text-box>
            <text:p text:style-name="P9"><text:span text:style-name="T8">(2)</text:span><text:span text:style-name="T7"> put</text:span></text:p>
          </draw:text-box>
        </draw:frame>
        <draw:line draw:style-name="gr19" draw:text-style-name="P1" draw:layer="layout" svg:x1="19.5cm" svg:y1="11cm" svg:x2="18cm" svg:y2="11cm">
          <text:p/>
        </draw:line>
        <draw:frame draw:style-name="gr5" draw:text-style-name="P9" draw:layer="layout" svg:width="2.076cm" svg:height="0.768cm" svg:x="17.6cm" svg:y="10cm">
          <draw:text-box>
            <text:p text:style-name="P9"><text:span text:style-name="T8">(3)</text:span><text:span text:style-name="T7"> get</text:span></text:p>
          </draw:text-box>
        </draw:frame>
        <draw:line draw:style-name="gr19" draw:text-style-name="P1" draw:layer="layout" svg:x1="19.5cm" svg:y1="11.5cm" svg:x2="18cm" svg:y2="11.5cm">
          <text:p/>
        </draw:line>
        <draw:frame draw:style-name="gr5" draw:text-style-name="P9" draw:layer="layout" svg:width="3.542cm" svg:height="0.768cm" svg:x="18cm" svg:y="12.194cm">
          <draw:text-box>
            <text:p text:style-name="P9"><text:span text:style-name="T8">(5)</text:span><text:span text:style-name="T7"> Put result</text:span></text:p>
          </draw:text-box>
        </draw:frame>
        <draw:line draw:style-name="gr16" draw:text-style-name="P1" draw:layer="layout" svg:x1="22.5cm" svg:y1="5cm" svg:x2="25cm" svg:y2="4.5cm">
          <text:p/>
        </draw:line>
        <draw:line draw:style-name="gr16" draw:text-style-name="P1" draw:layer="layout" svg:x1="22cm" svg:y1="5.5cm" svg:x2="25cm" svg:y2="5cm">
          <text:p/>
        </draw:line>
        <draw:frame draw:style-name="gr5" draw:text-style-name="P9" draw:layer="layout" svg:width="5.882cm" svg:height="0.768cm" svg:x="24cm" svg:y="9.5cm">
          <draw:text-box>
            <text:p text:style-name="P9"><text:span text:style-name="T8">(4)</text:span><text:span text:style-name="T7"> check_ping -H server</text:span></text:p>
          </draw:text-box>
        </draw:frame>
        <draw:line draw:style-name="gr19" draw:text-style-name="P1" draw:layer="layout" svg:x1="22.5cm" svg:y1="10.5cm" svg:x2="24cm" svg:y2="10cm">
          <text:p/>
        </draw:line>
        <draw:line draw:style-name="gr19" draw:text-style-name="P1" draw:layer="layout" svg:x1="22cm" svg:y1="11.5cm" svg:x2="24cm" svg:y2="10.5cm">
          <text:p/>
        </draw:line>
        <draw:line draw:style-name="gr15" draw:text-style-name="P1" draw:layer="layout" svg:x1="13cm" svg:y1="2.5cm" svg:x2="7.5cm" svg:y2="3.5cm">
          <text:p/>
        </draw:line>
        <draw:frame draw:style-name="gr5" draw:text-style-name="P9" draw:layer="layout" svg:width="3.973cm" svg:height="0.768cm" svg:x="8.148cm" svg:y="2cm">
          <draw:text-box>
            <text:p text:style-name="P9"><text:span text:style-name="T7">Get work to do</text:span></text:p>
          </draw:text-box>
        </draw:frame>
        <draw:frame draw:style-name="gr5" draw:text-style-name="P9" draw:layer="layout" svg:width="4.617cm" svg:height="0.768cm" svg:x="8cm" svg:y="7.894cm">
          <draw:text-box>
            <text:p text:style-name="P9"><text:span text:style-name="T8">(1)</text:span><text:span text:style-name="T7"> Get work to do</text:span></text:p>
          </draw:text-box>
        </draw:frame>
        <draw:frame draw:style-name="gr5" draw:text-style-name="P9" draw:layer="layout" svg:width="3.973cm" svg:height="0.768cm" svg:x="8.3cm" svg:y="15.4cm">
          <draw:text-box>
            <text:p text:style-name="P9"><text:span text:style-name="T7">Get work to do</text:span></text:p>
          </draw:text-box>
        </draw:frame>
        <draw:line draw:style-name="gr14" draw:text-style-name="P1" draw:layer="layout" svg:x1="13cm" svg:y1="9.5cm" svg:x2="7.5cm" svg:y2="9.5cm">
          <text:p/>
        </draw:line>
        <draw:frame draw:style-name="gr5" draw:text-style-name="P9" draw:layer="layout" svg:width="3.744cm" svg:height="0.768cm" svg:x="8.9cm" svg:y="10.094cm">
          <draw:text-box>
            <text:p text:style-name="P9"><text:span text:style-name="T8">(6)</text:span><text:span text:style-name="T7"> Put results</text:span></text:p>
          </draw:text-box>
        </draw:frame>
        <draw:rect draw:style-name="gr20" draw:text-style-name="P10" draw:layer="layout" svg:width="4.1cm" svg:height="1cm" svg:x="19.4cm" svg:y="16cm">
          <text:p text:style-name="P10"><text:span text:style-name="T9">Plugin merlin</text:span></text:p>
        </draw:rect>
        <draw:line draw:style-name="gr21" draw:text-style-name="P1" draw:layer="layout" svg:x1="17.5cm" svg:y1="16.5cm" svg:x2="19.5cm" svg:y2="16.5cm">
          <text:p/>
        </draw:line>
        <draw:line draw:style-name="gr21" draw:text-style-name="P1" draw:layer="layout" svg:x1="17.3cm" svg:y1="16.4cm" svg:x2="19.3cm" svg:y2="17.9cm">
          <text:p/>
        </draw:line>
        <draw:custom-shape draw:style-name="gr22" draw:text-style-name="P11" draw:layer="layout" svg:width="6.5cm" svg:height="18cm" svg:x="1cm" svg:y="2cm">
          <text:p text:style-name="P1"><text:span text:style-name="T10">Scheduler n</text:span></text:p>
          <draw:enhanced-geometry svg:viewBox="0 0 21600 21600" draw:path-stretchpoint-x="10800" draw:path-stretchpoint-y="10800" draw:text-areas="?f3 ?f4 ?f5 ?f6" draw:type="round-rectangle" draw:modifiers="1322.381172127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5.629cm" svg:height="0.768cm" svg:x="1.501cm" svg:y="3.294cm">
          <draw:text-box>
            <text:p text:style-name="P9"><text:span text:style-name="T7">[notif1, notif2, event1, ...]</text:span></text:p>
          </draw:text-box>
        </draw:frame>
        <draw:frame draw:style-name="gr5" draw:text-style-name="P9" draw:layer="layout" svg:width="4.782cm" svg:height="0.768cm" svg:x="1.763cm" svg:y="8.794cm">
          <draw:text-box>
            <text:p text:style-name="P9"><text:span text:style-name="T7">[chk1, chk2, chk3, ...]</text:span></text:p>
          </draw:text-box>
        </draw:frame>
        <draw:frame draw:style-name="gr5" draw:text-style-name="P9" draw:layer="layout" svg:width="5.633cm" svg:height="0.768cm" svg:x="1.691cm" svg:y="16.294cm">
          <draw:text-box>
            <text:p text:style-name="P9"><text:span text:style-name="T7">[brok1, brok2, brok3, ...]</text:span></text:p>
          </draw:text-box>
        </draw:frame>
        <draw:custom-shape draw:style-name="gr23" draw:text-style-name="P11" draw:layer="layout" svg:width="4.5cm" svg:height="1.5cm" svg:x="13cm" svg:y="2cm">
          <text:p text:style-name="P1"><text:span text:style-name="T10">Reaction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2" draw:layer="layout" svg:width="2.5cm" svg:height="2cm" svg:x="20.5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2" draw:layer="layout" svg:width="2.5cm" svg:height="2cm" svg:x="20cm" svg:y="3.5cm">
          <text:p text:style-name="P2"><text:span text:style-name="T5">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2" draw:layer="layout" svg:width="2.5cm" svg:height="2cm" svg:x="19.5cm" svg:y="4cm">
          <text:p text:style-name="P2"><text:span text:style-name="T5">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1" draw:layer="layout" svg:width="4.5cm" svg:height="1.5cm" svg:x="13cm" svg:y="8.5cm">
          <text:p text:style-name="P1"><text:span text:style-name="T10">P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2" draw:layer="layout" svg:width="2.5cm" svg:height="2cm" svg:x="20.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2.5cm" svg:height="2cm" svg:x="20cm" svg:y="9.5cm">
          <text:p text:style-name="P2"><text:span text:style-name="T5">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2" draw:layer="layout" svg:width="2.5cm" svg:height="2cm" svg:x="19.5cm" svg:y="10cm">
          <text:p text:style-name="P2"><text:span text:style-name="T5">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1" draw:layer="layout" svg:width="4.5cm" svg:height="1.5cm" svg:x="13cm" svg:y="16cm">
          <text:p text:style-name="P1"><text:span text:style-name="T10">Bro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0" draw:text-style-name="P10" draw:layer="layout" svg:width="4cm" svg:height="1cm" svg:x="19.5cm" svg:y="17.5cm">
          <text:p text:style-name="P10"><text:span text:style-name="T9">Plugin perfdata</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Nuage" draw:style="linear" draw:start-color="#e6e6ff" draw:end-color="#ffffff" draw:start-intensity="100%" draw:end-intensity="100%" draw:angle="0" draw:border="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No LUA Thanks.</meta:initial-creator>
    <meta:creation-date>2009-07-08T15:50:36.30</meta:creation-date>
    <dc:date>2010-07-28T12:15:12</dc:date>
    <dc:creator>rfronteau </dc:creator>
    <meta:editing-duration>PT02H09M53S</meta:editing-duration>
    <meta:editing-cycles>21</meta:editing-cycles>
    <meta:generator>OpenOffice.org/3.2$Linux OpenOffice.org_project/320m12$Build-9483</meta:generator>
    <meta:document-statistic meta:object-count="112"/>
  </office:meta>
</office:document-meta>
</file>